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6.3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otes &amp; Issu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use the JST GH connectors as its more difficult to find cables and connectors for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Reduce XT30 connector usages &amp; also make sure the male and female connectors are assigned correctly (different footprints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generalise pins too much for standard systems like I2C pins for OLED display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4 Buttons may not be enough to control the system in its entirety however external control like a web hosting or a dedicated controller improves this experience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re is no soldering required (everything on 1 board) and also make sure you source from assembly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 indicator lights are not so bright (increase LED resistor resistanc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ny components can be simplified and put onto 1 data bus (for the slower system but much cheaper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Using the default USB pins on the ESP32 S3 modules as a future connectivity expansion is better (Klipper styl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Don’t use these with large number of pins, they are difficult to design around and use with circuit boards and wire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Brown out prevention measures are required as not every USB port that programs the device can provide enough current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USB PD power instead of XT30 will slim down the ports and have a higher capacity (due to not many systems using XT30)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Reduce the amount of cable assembly, cable extensions and custom configurations as soldering takes up a lot of manual labour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Cabling</text:p>
          </table:table-cell>
          <table:table-cell office:value-type="string" calcext:value-type="string">
            <text:p>FFC cables are a bit flimsy to work in long routes unprotected however for small routes are ok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Cabling</text:p>
          </table:table-cell>
          <table:table-cell office:value-type="string" calcext:value-type="string">
            <text:p>FFC cables cannot hold much current but is enough to power electronics and processors if lower than 2A absolute max (1A max recommended)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Cabling</text:p>
          </table:table-cell>
          <table:table-cell office:value-type="string" calcext:value-type="string">
            <text:p>JST GH series connectors are not as prevalent and is difficult to get a hold of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Cabling</text:p>
          </table:table-cell>
          <table:table-cell office:value-type="string" calcext:value-type="string">
            <text:p>Single cable solutions should be much more standard such as true USBC non proprietary connections compared to rigid simpler system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Cabling</text:p>
          </table:table-cell>
          <table:table-cell office:value-type="string" calcext:value-type="string">
            <text:p>Stray cabling leads to unclean, unprofessional and unfinished product aesthetic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Low profile dupont connectors have unreliable mounting and connection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Clearance is too low and requires modification to the Pogo Pin mounts to fit the FFC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Add better cable guides for long spans of cables instead of simple grooves as its difficult to adhere cables to flat surfac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ing aluminium tape for physical isolation and mounting and kapton tape for electrical insulation is fine in moderation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e silicone coated wire (better temp resistance during soldering)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Non insulated wiring causing noise and bottle necking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Long untwisted cabling increases noise at high speeds 10mb/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Make the fans reversible so it can change the ventilation orientation on the fly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The fans being a low quality doesn’t have proper speed control and emits screeching noises when below 85% and above 60% with PWM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The fans being a low quality prevents them from operating below 40% with PWM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attery Mount</text:p>
          </table:table-cell>
          <table:table-cell office:value-type="string" calcext:value-type="string">
            <text:p>Create a more universal battery mount, although the current system is rugged, it forces the user to print custom mounts for every different battery ban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olt Holes</text:p>
          </table:table-cell>
          <table:table-cell office:value-type="string" calcext:value-type="string">
            <text:p>Increase hole size of the part that the bolt will first enter such that it is easier to bolt it to the piece below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educe curved connection and curved mating surfaces between components (hard to print and account for dynamic tolerances)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overs</text:p>
          </table:table-cell>
          <table:table-cell office:value-type="string" calcext:value-type="string">
            <text:p>Bolted electronic covers work pretty well however water proofing them would be better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Dyeing</text:p>
          </table:table-cell>
          <table:table-cell office:value-type="string" calcext:value-type="string">
            <text:p>Not bring the dye to a rolling boil actually improves dyeing experience as it doesn’t lead to dye degradation and particulate generation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Dyeing</text:p>
          </table:table-cell>
          <table:table-cell office:value-type="string" calcext:value-type="string">
            <text:p>When using IDyePoly, allowing it to dissolve at 60C leads to normal dye resul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Dyeing</text:p>
          </table:table-cell>
          <table:table-cell office:value-type="string" calcext:value-type="string">
            <text:p>When using IDyePoly, do not dye below 50C as it leads to partial dyeing and patterns the plastic rather than homogeneously applying the colour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Dyeing</text:p>
          </table:table-cell>
          <table:table-cell office:value-type="string" calcext:value-type="string">
            <text:p>Dyeing 8min at a time and washing with cold water regularly prevents the grainy crystallisation of the dye material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Using slightly transparent filament causes welds to stand out, use fully opaque only if possible for the weld seam location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For prints of different colour that is adhered via JB weld, other adhesives or thermal welds, sanding to 200 grit then priming then paint is requir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Not optimised cuts and printable parts, causes lower quality for overhangs and support interface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High print height results in the need for excessive sandin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PLA and PLA+ is very difficult to sand even with 200 grit, ASA is much easier to sand, testing different plastic sand-abilities will be useful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Printing at 0.08mm reduces and even eliminates sanding requirements however it does lead to weaker parts with current setting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Internal Lights</text:p>
          </table:table-cell>
          <table:table-cell office:value-type="string" calcext:value-type="string">
            <text:p>All internal LEDs must be physically covered as it reflects on transparent surfaces and prevents the user from seeing ou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Internal Lights</text:p>
          </table:table-cell>
          <table:table-cell office:value-type="string" calcext:value-type="string">
            <text:p>Internal lights include things like OLED displays which has to have a cover or a way to prevent this glare from developin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Internal Lights</text:p>
          </table:table-cell>
          <table:table-cell office:value-type="string" calcext:value-type="string">
            <text:p>Internal displays using privacy screen protections which may work here to prevent light from spreading sideways and preventing glar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White/light/translucent plastic will cause light bleed, make sure to black out parts that can’t have light ble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ED light spread is minimal and wont always spread far, account for this segmented loo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agnets</text:p>
          </table:table-cell>
          <table:table-cell office:value-type="string" calcext:value-type="string">
            <text:p>Magnetic mounting for the substructure is okay however its retention is not very high and requires physical bracing or more magne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Pogo pins can detach when the mounting plates flex, adding proper physical bracing so the pins aren’t load bearing prevents unintended disconnection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Mounting circuits using bolts and screws are fine however physically bracing one side makes it easier to mou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Thin overhang mounting causes excess buildup of material that is hard to remov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ing using larger cheaper bands are better than harder to insert higher quality ones due to wear and maintenanc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s will wear over time compared to springs however it must be mounted as slim as possibl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teel struts for scale retention makes it too stiff across side to side forces and reduces head locomotion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cale port does not auto align and is difficult to quickly attach and detach however the magnetically aligned steel guided connectors have some potential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Data and power through cables work however does not allow quick connection of the scales to the hea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White, translucent or thin plastics used for the scales make the individual LEDs show up and not properly diffuse the light using distanc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Front scales and back scales have the exact same hardware issues where the steel struts prevent fluid moveme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cale attachment between the front and back scales is very unstable and lacks high connection/disconnection cycle cou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The scale attachment between the front and back makes it not auto align and separates causing gaps if you rotate the hea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liding Mount</text:p>
          </table:table-cell>
          <table:table-cell office:value-type="string" calcext:value-type="string">
            <text:p>Scale rod guided magnetic mount actually works however is not designed well for this case and requires rewor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Spray painting the surface does work however, it requires sanding, priming and then spray painting in a dust free zon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When spray painting, do a thin coat (misting) then a thicker coat which you should visibly see the build up (10cm + rapid movement) but not too much it drip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To prevent a crusty finish, make sure the surface is clean and dust fre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Wet sand with 200 grit to remove layer lines, follow with 400 grit to clear the scratches, then rinse and dry for a clean, prepared surfac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Using gap filler is fine and does adhere well to 3d prints, however allowing it to fully dry and cure is best to prevent chunks from falling off when sandin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Clear coats are very easy to apply as they are clear however it is more difficult to see how thick the actual layer is, apply it like normal spray pai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ubstructure</text:p>
          </table:table-cell>
          <table:table-cell office:value-type="string" calcext:value-type="string">
            <text:p>Substructure cable management in hardware is currently pretty dece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emp Mount</text:p>
          </table:table-cell>
          <table:table-cell office:value-type="string" calcext:value-type="string">
            <text:p>Temp mounts leave bolt holes and weld seams that need extra sanding, slowing production; a more integrated method is needed.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Expand forming buck edge to account for shrinkag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ASA to form the buck as its a high temp resistant material and can withstand multiple forming attemp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slight surface deviations to mark cut out area instead of large ridges to allow the model to release easily from the formed plastic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ing PETG instead of Polycarbonate will reduce strength however it greatly simplifies the forming proces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Bucks that don’t flare out causes it to be very stuck to the sheet of material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Be careful to clean any dust before forming PET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PETG generally doesn’t have to be dri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ing water and towels removes the majority of dus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Not fully wiping away all water leaves welts on the surface of the plastic post forming due to delayed heating and cooling under the drople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Too hot temperatures cause sheet to buck adhesion which results in random areas adhering to the buck itself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Once the material’s temperature is detectable on the far side of the plastic, it will continue heating through thermal transfer and heat soa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The material even if not heated constantly will continue to sag due to heat soak, so cut off the heat a bit earlier to allow this and prevent over heatin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Vacuum former plumbing has leakages in the interfaces between pipes causing lower vacuum pressur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Vacuum former material frame and platen doesn’t seal fully due not having any rubbery or sealing forces other than just metal on wood varnish causing leak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Low vacuum pressure from the standard house corded vacuum causes forms to not fully draw even if the sheet of material is still sof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White ASA buck has better performance than black ASA as it is unaffected by the heater’s IR radiation as the colour is less prone to absorbing i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Due to the current vacuum former lacking precise temp control along with it being designed for polycarbonate, the PETG constantly over heats no matter wha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The Visor seam doesn’t properly align to the edge of the build, a better buck design or edge seam alignment mechanism may work better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Letting the PETG sag just enough for the plastic to heat up evenly and stretching it over the buck leads to better results due to its lower forming temperatur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vibrations travel through the plastic and is lou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air volume is enough for static activities however is not enough for more active activitie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The vent guide works pretty well in preventing humid air from breathing from fogging up the visor</text:p>
          </table:table-cell>
        </table:table-row>
        <table:table-row table:style-name="ro1">
          <table:table-cell office:value-type="string" calcext:value-type="string">
            <text:p>Overall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A proper manufacturing order and sequence will prevent high down time and work inefficiency due to process requiring other processes to be complete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Dual Processors</text:p>
          </table:table-cell>
          <table:table-cell office:value-type="string" calcext:value-type="string">
            <text:p>Programming for dual processors make it more difficult to switch and manage communications for if the data is always multi master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Properly learning C++ is required to continue the software in general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High ram usage leads no poor initialisation such as SD card being disabled due to peak ram usage exceeding total available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A more robust program system structure of both file systems and upper hierarchy program control flow will greatly reduce technical dept along the project lifesp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1">00/00/0000</text:date>, <text:time style:data-style-name="N2" text:time-value="22:38:24.060954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23:27:11.823861400</meta:creation-date>
    <dc:date>2025-12-11T22:45:33.906260900</dc:date>
    <meta:editing-duration>P4DT19H52M43S</meta:editing-duration>
    <meta:editing-cycles>91</meta:editing-cycles>
    <meta:generator>LibreOffice/25.2.7.2$Windows_X86_64 LibreOffice_project/5cbfd1ab6520636bb5f7b99185aa69bd7456825d</meta:generator>
    <meta:document-statistic meta:table-count="1" meta:cell-count="288" meta:object-count="0"/>
  </office:meta>
</office:document-meta>
</file>